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6217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ARTCL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úmero de artícul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artícul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Artícul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AN-PRECIO-ARTCLO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Precio de compr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PRECIO-ARTCL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Valor de compra actual del artícul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5">
          <table:table-cell table:style-name="ce7" office:value-type="string" calcext:value-type="string" table:number-columns-spanned="5" table:number-rows-spanned="1">
            <text:p>Debe ser siempre un valor positivo.</text:p>
            <text:p>En caso de que el artículo sea un álbum el precio siempre debe de ser menor</text:p>
            <text:p>al precio sumado de sus versiones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1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1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Precio de compr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 style:data-style-name="N2" text:time-value="16:33:49.06613696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13T16:34:35.162937592</dc:date>
    <meta:print-date>2014-02-04T11:35:22</meta:print-date>
    <meta:editing-cycles>35</meta:editing-cycles>
    <meta:editing-duration>PT2H8M39S</meta:editing-duration>
    <meta:generator>LibreOffice/6.4.7.2$Linux_X86_64 LibreOffice_project/40$Build-2</meta:generator>
    <meta:document-statistic meta:table-count="2" meta:cell-count="37" meta:object-count="0"/>
  </office:meta>
</office:document-meta>
</file>